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cdb" officeooo:paragraph-rsid="000c4cdb"/>
    </style:style>
    <style:style style:name="P2" style:family="paragraph" style:parent-style-name="Standard">
      <style:text-properties fo:font-weight="bold" officeooo:rsid="000c4cdb" officeooo:paragraph-rsid="000c4cdb" style:font-weight-asian="bold" style:font-weight-complex="bold"/>
    </style:style>
    <style:style style:name="P3" style:family="paragraph" style:parent-style-name="Standard">
      <style:text-properties fo:font-weight="bold" officeooo:rsid="000c75cb" officeooo:paragraph-rsid="000c75cb" style:font-weight-asian="bold" style:font-weight-complex="bold"/>
    </style:style>
    <style:style style:name="P4" style:family="paragraph" style:parent-style-name="Standard">
      <style:text-properties fo:font-weight="bold" officeooo:rsid="000c75cb" officeooo:paragraph-rsid="000df676" style:font-weight-asian="bold" style:font-weight-complex="bold"/>
    </style:style>
    <style:style style:name="P5" style:family="paragraph" style:parent-style-name="Standard">
      <style:text-properties fo:font-weight="bold" officeooo:rsid="000df676" officeooo:paragraph-rsid="000df676" style:font-weight-asian="bold" style:font-weight-complex="bold"/>
    </style:style>
    <style:style style:name="P6" style:family="paragraph" style:parent-style-name="Standard">
      <style:text-properties fo:font-weight="bold" officeooo:rsid="000feb14" officeooo:paragraph-rsid="000feb14" style:font-weight-asian="bold" style:font-weight-complex="bold"/>
    </style:style>
    <style:style style:name="P7" style:family="paragraph" style:parent-style-name="Standard">
      <style:text-properties fo:font-weight="bold" officeooo:rsid="000feb14" officeooo:paragraph-rsid="0011a2dd" style:font-weight-asian="bold" style:font-weight-complex="bold"/>
    </style:style>
    <style:style style:name="P8" style:family="paragraph" style:parent-style-name="Standard">
      <style:text-properties fo:font-weight="bold" officeooo:rsid="0012c675" officeooo:paragraph-rsid="0012c675" style:font-weight-asian="bold" style:font-weight-complex="bold"/>
    </style:style>
    <style:style style:name="P9" style:family="paragraph" style:parent-style-name="Standard">
      <style:text-properties fo:font-weight="bold" officeooo:rsid="0012c675" officeooo:paragraph-rsid="0013efb3" style:font-weight-asian="bold" style:font-weight-complex="bold"/>
    </style:style>
    <style:style style:name="P10" style:family="paragraph" style:parent-style-name="Standard">
      <style:text-properties fo:font-weight="bold" officeooo:rsid="0013efb3" officeooo:paragraph-rsid="0013efb3" style:font-weight-asian="bold" style:font-weight-complex="bold"/>
    </style:style>
    <style:style style:name="P11" style:family="paragraph" style:parent-style-name="Standard">
      <style:text-properties fo:font-weight="bold" officeooo:rsid="0013efb3" officeooo:paragraph-rsid="00158fcf" style:font-weight-asian="bold" style:font-weight-complex="bold"/>
    </style:style>
    <style:style style:name="P12" style:family="paragraph" style:parent-style-name="Standard">
      <style:text-properties fo:font-weight="normal" officeooo:rsid="000c4cdb" officeooo:paragraph-rsid="000c4cdb" style:font-weight-asian="normal" style:font-weight-complex="normal"/>
    </style:style>
    <style:style style:name="P13" style:family="paragraph" style:parent-style-name="Standard">
      <style:text-properties officeooo:paragraph-rsid="00158fcf"/>
    </style:style>
    <style:style style:name="P14" style:family="paragraph" style:parent-style-name="Standard">
      <style:text-properties officeooo:paragraph-rsid="00176b8b"/>
    </style:style>
    <style:style style:name="P15" style:family="paragraph" style:parent-style-name="Standard">
      <style:text-properties officeooo:paragraph-rsid="0017a19f"/>
    </style:style>
    <style:style style:name="P16" style:family="paragraph" style:parent-style-name="Standard">
      <style:text-properties fo:font-size="20pt" fo:font-weight="bold" officeooo:rsid="000c4cdb" officeooo:paragraph-rsid="000c4cdb" style:font-size-asian="20pt" style:font-weight-asian="bold" style:font-size-complex="20pt" style:font-weight-complex="bold"/>
    </style:style>
    <style:style style:name="P17" style:family="paragraph" style:parent-style-name="Standard">
      <style:text-properties officeooo:paragraph-rsid="001b0184"/>
    </style:style>
    <style:style style:name="P18" style:family="paragraph" style:parent-style-name="Standard">
      <style:text-properties officeooo:paragraph-rsid="001cfcee"/>
    </style:style>
    <style:style style:name="P19" style:family="paragraph" style:parent-style-name="Standard">
      <style:text-properties officeooo:paragraph-rsid="001eb97e"/>
    </style:style>
    <style:style style:name="P20" style:family="paragraph" style:parent-style-name="Standard">
      <style:text-properties officeooo:paragraph-rsid="001ec95d"/>
    </style:style>
    <style:style style:name="P21" style:family="paragraph" style:parent-style-name="Standard">
      <style:text-properties officeooo:paragraph-rsid="001f1358"/>
    </style:style>
    <style:style style:name="P22" style:family="paragraph" style:parent-style-name="Standard">
      <style:text-properties officeooo:paragraph-rsid="001ff3cf"/>
    </style:style>
    <style:style style:name="P23" style:family="paragraph" style:parent-style-name="Standard">
      <style:text-properties officeooo:paragraph-rsid="00219b94"/>
    </style:style>
    <style:style style:name="P24" style:family="paragraph" style:parent-style-name="Standard">
      <style:text-properties officeooo:paragraph-rsid="002253f1"/>
    </style:style>
    <style:style style:name="P25" style:family="paragraph" style:parent-style-name="Standard">
      <style:text-properties officeooo:paragraph-rsid="0024717c"/>
    </style:style>
    <style:style style:name="P26" style:family="paragraph" style:parent-style-name="Standard">
      <style:text-properties officeooo:paragraph-rsid="00255a5d"/>
    </style:style>
    <style:style style:name="P27" style:family="paragraph" style:parent-style-name="Standard">
      <style:text-properties officeooo:paragraph-rsid="00258eed"/>
    </style:style>
    <style:style style:name="P28" style:family="paragraph" style:parent-style-name="Standard">
      <style:text-properties officeooo:paragraph-rsid="00276f21"/>
    </style:style>
    <style:style style:name="P29" style:family="paragraph" style:parent-style-name="Standard">
      <style:text-properties officeooo:paragraph-rsid="0028603a"/>
    </style:style>
    <style:style style:name="P30" style:family="paragraph" style:parent-style-name="Standard">
      <style:text-properties officeooo:paragraph-rsid="002a250d"/>
    </style:style>
    <style:style style:name="P31" style:family="paragraph" style:parent-style-name="Standard">
      <style:text-properties officeooo:paragraph-rsid="002ace73"/>
    </style:style>
    <style:style style:name="P32" style:family="paragraph" style:parent-style-name="Standard">
      <style:text-properties officeooo:paragraph-rsid="002c306e"/>
    </style:style>
    <style:style style:name="P33" style:family="paragraph" style:parent-style-name="Standard">
      <style:text-properties officeooo:paragraph-rsid="002f59d4"/>
    </style:style>
    <style:style style:name="P34" style:family="paragraph" style:parent-style-name="Standard">
      <style:text-properties officeooo:paragraph-rsid="003087a3"/>
    </style:style>
    <style:style style:name="P35" style:family="paragraph" style:parent-style-name="Standard">
      <style:text-properties officeooo:paragraph-rsid="00311b71"/>
    </style:style>
    <style:style style:name="P36" style:family="paragraph" style:parent-style-name="Standard">
      <style:text-properties officeooo:paragraph-rsid="0032376d"/>
    </style:style>
    <style:style style:name="P37" style:family="paragraph" style:parent-style-name="Standard">
      <style:text-properties officeooo:paragraph-rsid="0033ba11"/>
    </style:style>
    <style:style style:name="P38" style:family="paragraph" style:parent-style-name="Standard">
      <style:text-properties officeooo:paragraph-rsid="00352ec5"/>
    </style:style>
    <style:style style:name="P39" style:family="paragraph" style:parent-style-name="Standard">
      <style:text-properties officeooo:paragraph-rsid="00362160"/>
    </style:style>
    <style:style style:name="P40" style:family="paragraph" style:parent-style-name="Standard">
      <style:text-properties officeooo:paragraph-rsid="0037f422"/>
    </style:style>
    <style:style style:name="P41" style:family="paragraph" style:parent-style-name="Standard">
      <style:text-properties officeooo:paragraph-rsid="003a2413"/>
    </style:style>
    <style:style style:name="P42" style:family="paragraph" style:parent-style-name="Text_20_body">
      <style:text-properties fo:font-weight="bold" officeooo:rsid="0037f422" officeooo:paragraph-rsid="0039e669" style:font-weight-asian="bold" style:font-weight-complex="bold"/>
    </style:style>
    <style:style style:name="P43" style:family="paragraph" style:parent-style-name="Standard">
      <style:text-properties fo:font-weight="normal" officeooo:rsid="000c4cdb" officeooo:paragraph-rsid="000c4cdb" style:font-weight-asian="normal" style:font-weight-complex="normal"/>
    </style:style>
    <style:style style:name="P44" style:family="paragraph" style:parent-style-name="Standard">
      <style:text-properties fo:font-weight="normal" officeooo:rsid="000c75cb" officeooo:paragraph-rsid="000c75cb" style:font-weight-asian="normal" style:font-weight-complex="normal"/>
    </style:style>
    <style:style style:name="P45" style:family="paragraph" style:parent-style-name="Standard">
      <style:text-properties fo:font-weight="normal" officeooo:rsid="000df676" officeooo:paragraph-rsid="000df676" style:font-weight-asian="normal" style:font-weight-complex="normal"/>
    </style:style>
    <style:style style:name="P46" style:family="paragraph" style:parent-style-name="Standard">
      <style:text-properties fo:font-weight="normal" officeooo:rsid="000feb14" officeooo:paragraph-rsid="000feb14" style:font-weight-asian="normal" style:font-weight-complex="normal"/>
    </style:style>
    <style:style style:name="P47" style:family="paragraph" style:parent-style-name="Standard">
      <style:text-properties fo:font-weight="normal" officeooo:rsid="0011a2dd" officeooo:paragraph-rsid="0011a2dd" style:font-weight-asian="normal" style:font-weight-complex="normal"/>
    </style:style>
    <style:style style:name="P48" style:family="paragraph" style:parent-style-name="Standard">
      <style:text-properties fo:font-weight="normal" officeooo:rsid="0012c675" officeooo:paragraph-rsid="0012c675" style:font-weight-asian="normal" style:font-weight-complex="normal"/>
    </style:style>
    <style:style style:name="P49" style:family="paragraph" style:parent-style-name="Standard">
      <style:text-properties fo:font-weight="normal" officeooo:rsid="0013efb3" officeooo:paragraph-rsid="0013efb3" style:font-weight-asian="normal" style:font-weight-complex="normal"/>
    </style:style>
    <style:style style:name="P50" style:family="paragraph" style:parent-style-name="Standard">
      <style:text-properties fo:font-weight="normal" officeooo:rsid="0013efb3" officeooo:paragraph-rsid="00158fcf" style:font-weight-asian="normal" style:font-weight-complex="normal"/>
    </style:style>
    <style:style style:name="P51" style:family="paragraph" style:parent-style-name="Text_20_body" style:list-style-name="L1"/>
    <style:style style:name="P52" style:family="paragraph" style:parent-style-name="Text_20_body">
      <style:text-properties fo:font-weight="normal" officeooo:rsid="0039e669" officeooo:paragraph-rsid="0039e669" style:font-weight-asian="normal" style:font-weight-complex="normal"/>
    </style:style>
    <style:style style:name="P53" style:family="paragraph" style:parent-style-name="Text_20_body">
      <style:text-properties fo:font-weight="normal" officeooo:rsid="0039ecc4" officeooo:paragraph-rsid="0039ecc4" style:font-weight-asian="normal" style:font-weight-complex="normal"/>
    </style:style>
    <style:style style:name="P54" style:family="paragraph" style:parent-style-name="Text_20_body">
      <style:text-properties fo:font-weight="normal" officeooo:rsid="003a2413" officeooo:paragraph-rsid="003a2413" style:font-weight-asian="normal" style:font-weight-complex="normal"/>
    </style:style>
    <style:style style:name="P55" style:family="paragraph" style:parent-style-name="Text_20_body">
      <style:text-properties fo:font-weight="normal" officeooo:paragraph-rsid="003a2413" style:font-weight-asian="normal" style:font-weight-complex="normal"/>
    </style:style>
    <style:style style:name="P56" style:family="paragraph" style:parent-style-name="Text_20_body" style:list-style-name="L1">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3a241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f676" style:font-weight-asian="normal" style:font-weight-complex="normal"/>
    </style:style>
    <style:style style:name="T5" style:family="text">
      <style:text-properties fo:font-weight="normal" officeooo:rsid="0011a2dd" style:font-weight-asian="normal" style:font-weight-complex="normal"/>
    </style:style>
    <style:style style:name="T6" style:family="text">
      <style:text-properties fo:font-weight="normal" officeooo:rsid="0013efb3" style:font-weight-asian="normal" style:font-weight-complex="normal"/>
    </style:style>
    <style:style style:name="T7" style:family="text">
      <style:text-properties fo:font-weight="normal" officeooo:rsid="00158fcf" style:font-weight-asian="normal" style:font-weight-complex="normal"/>
    </style:style>
    <style:style style:name="T8" style:family="text">
      <style:text-properties fo:font-weight="normal" officeooo:rsid="0039e669" style:font-weight-asian="normal" style:font-weight-complex="normal"/>
    </style:style>
    <style:style style:name="T9" style:family="text">
      <style:text-properties officeooo:rsid="000df676"/>
    </style:style>
    <style:style style:name="T10" style:family="text">
      <style:text-properties officeooo:rsid="0011a2d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3efb3" style:font-style-asian="italic" style:font-weight-asian="normal" style:font-style-complex="italic" style:font-weight-complex="normal"/>
    </style:style>
    <style:style style:name="T13" style:family="text">
      <style:text-properties fo:font-style="italic" fo:font-weight="normal" officeooo:rsid="00158fcf" style:font-style-asian="italic" style:font-weight-asian="normal" style:font-style-complex="italic" style:font-weight-complex="normal"/>
    </style:style>
    <style:style style:name="T14" style:family="text">
      <style:text-properties fo:font-style="italic" fo:font-weight="normal" officeooo:rsid="00176b8b" style:font-style-asian="italic" style:font-weight-asian="normal" style:font-style-complex="italic" style:font-weight-complex="normal"/>
    </style:style>
    <style:style style:name="T15" style:family="text">
      <style:text-properties fo:font-style="italic" fo:font-weight="normal" officeooo:rsid="001b0184" style:font-style-asian="italic" style:font-weight-asian="normal" style:font-style-complex="italic"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58fcf" style:font-style-asian="normal" style:font-weight-asian="bold" style:font-style-complex="normal" style:font-weight-complex="bold"/>
    </style:style>
    <style:style style:name="T18" style:family="text">
      <style:text-properties fo:font-style="normal" fo:font-weight="bold" officeooo:rsid="001b0184" style:font-style-asian="normal" style:font-weight-asian="bold" style:font-style-complex="normal" style:font-weight-complex="bold"/>
    </style:style>
    <style:style style:name="T19" style:family="text">
      <style:text-properties fo:font-style="normal" fo:font-weight="bold" officeooo:rsid="001f1358" style:font-style-asian="normal" style:font-weight-asian="bold" style:font-style-complex="normal" style:font-weight-complex="bold"/>
    </style:style>
    <style:style style:name="T20" style:family="text">
      <style:text-properties fo:font-style="normal" fo:font-weight="bold" officeooo:rsid="001ff3cf" style:font-style-asian="normal" style:font-weight-asian="bold" style:font-style-complex="normal" style:font-weight-complex="bold"/>
    </style:style>
    <style:style style:name="T21" style:family="text">
      <style:text-properties fo:font-style="normal" fo:font-weight="bold" officeooo:rsid="00219b94" style:font-style-asian="normal" style:font-weight-asian="bold" style:font-style-complex="normal" style:font-weight-complex="bold"/>
    </style:style>
    <style:style style:name="T22" style:family="text">
      <style:text-properties fo:font-style="normal" fo:font-weight="bold" officeooo:rsid="00255a5d" style:font-style-asian="normal" style:font-weight-asian="bold" style:font-style-complex="normal" style:font-weight-complex="bold"/>
    </style:style>
    <style:style style:name="T23" style:family="text">
      <style:text-properties fo:font-style="normal" fo:font-weight="bold" officeooo:rsid="002648dc" style:font-style-asian="normal" style:font-weight-asian="bold" style:font-style-complex="normal" style:font-weight-complex="bold"/>
    </style:style>
    <style:style style:name="T24" style:family="text">
      <style:text-properties fo:font-style="normal" fo:font-weight="bold" officeooo:rsid="00258eed" style:font-style-asian="normal" style:font-weight-asian="bold" style:font-style-complex="normal" style:font-weight-complex="bold"/>
    </style:style>
    <style:style style:name="T25" style:family="text">
      <style:text-properties fo:font-style="normal" fo:font-weight="bold" officeooo:rsid="002a250d" style:font-style-asian="normal" style:font-weight-asian="bold" style:font-style-complex="normal" style:font-weight-complex="bold"/>
    </style:style>
    <style:style style:name="T26" style:family="text">
      <style:text-properties fo:font-style="normal" fo:font-weight="bold" officeooo:rsid="002ace73" style:font-style-asian="normal" style:font-weight-asian="bold" style:font-style-complex="normal" style:font-weight-complex="bold"/>
    </style:style>
    <style:style style:name="T27" style:family="text">
      <style:text-properties fo:font-style="normal" fo:font-weight="bold" officeooo:rsid="002c306e" style:font-style-asian="normal" style:font-weight-asian="bold" style:font-style-complex="normal" style:font-weight-complex="bold"/>
    </style:style>
    <style:style style:name="T28" style:family="text">
      <style:text-properties fo:font-style="normal" fo:font-weight="bold" officeooo:rsid="002f59d4" style:font-style-asian="normal" style:font-weight-asian="bold" style:font-style-complex="normal" style:font-weight-complex="bold"/>
    </style:style>
    <style:style style:name="T29" style:family="text">
      <style:text-properties fo:font-style="normal" fo:font-weight="bold" officeooo:rsid="003087a3" style:font-style-asian="normal" style:font-weight-asian="bold" style:font-style-complex="normal" style:font-weight-complex="bold"/>
    </style:style>
    <style:style style:name="T30" style:family="text">
      <style:text-properties fo:font-style="normal" fo:font-weight="bold" officeooo:rsid="00311b71" style:font-style-asian="normal" style:font-weight-asian="bold" style:font-style-complex="normal" style:font-weight-complex="bold"/>
    </style:style>
    <style:style style:name="T31" style:family="text">
      <style:text-properties fo:font-style="normal" fo:font-weight="bold" officeooo:rsid="00362160" style:font-style-asian="normal" style:font-weight-asian="bold" style:font-style-complex="normal" style:font-weight-complex="bold"/>
    </style:style>
    <style:style style:name="T32" style:family="text">
      <style:text-properties fo:font-style="normal" fo:font-weight="bold" officeooo:rsid="0037f422" style:font-style-asian="normal" style:font-weight-asian="bold" style:font-style-complex="normal" style:font-weight-complex="bold"/>
    </style:style>
    <style:style style:name="T33" style:family="text">
      <style:text-properties fo:font-style="normal" fo:font-weight="normal" officeooo:rsid="00158fcf" style:font-style-asian="normal" style:font-weight-asian="normal" style:font-style-complex="normal" style:font-weight-complex="normal"/>
    </style:style>
    <style:style style:name="T34" style:family="text">
      <style:text-properties fo:font-style="normal" fo:font-weight="normal" officeooo:rsid="0017a19f" style:font-style-asian="normal" style:font-weight-asian="normal" style:font-style-complex="normal" style:font-weight-complex="normal"/>
    </style:style>
    <style:style style:name="T35" style:family="text">
      <style:text-properties fo:font-style="normal" fo:font-weight="normal" officeooo:rsid="001b0184" style:font-style-asian="normal" style:font-weight-asian="normal" style:font-style-complex="normal" style:font-weight-complex="normal"/>
    </style:style>
    <style:style style:name="T36" style:family="text">
      <style:text-properties fo:font-style="normal" fo:font-weight="normal" officeooo:rsid="001cfcee" style:font-style-asian="normal" style:font-weight-asian="normal" style:font-style-complex="normal" style:font-weight-complex="normal"/>
    </style:style>
    <style:style style:name="T37" style:family="text">
      <style:text-properties fo:font-style="normal" fo:font-weight="normal" officeooo:rsid="001eb97e" style:font-style-asian="normal" style:font-weight-asian="normal" style:font-style-complex="normal" style:font-weight-complex="normal"/>
    </style:style>
    <style:style style:name="T38" style:family="text">
      <style:text-properties fo:font-style="normal" fo:font-weight="normal" officeooo:rsid="001f1358" style:font-style-asian="normal" style:font-weight-asian="normal" style:font-style-complex="normal" style:font-weight-complex="normal"/>
    </style:style>
    <style:style style:name="T39" style:family="text">
      <style:text-properties fo:font-style="normal" fo:font-weight="normal" officeooo:rsid="001ff3cf" style:font-style-asian="normal" style:font-weight-asian="normal" style:font-style-complex="normal" style:font-weight-complex="normal"/>
    </style:style>
    <style:style style:name="T40" style:family="text">
      <style:text-properties fo:font-style="normal" fo:font-weight="normal" officeooo:rsid="00219b94" style:font-style-asian="normal" style:font-weight-asian="normal" style:font-style-complex="normal" style:font-weight-complex="normal"/>
    </style:style>
    <style:style style:name="T41" style:family="text">
      <style:text-properties fo:font-style="normal" fo:font-weight="normal" officeooo:rsid="002253f1" style:font-style-asian="normal" style:font-weight-asian="normal" style:font-style-complex="normal" style:font-weight-complex="normal"/>
    </style:style>
    <style:style style:name="T42" style:family="text">
      <style:text-properties fo:font-style="normal" fo:font-weight="normal" officeooo:rsid="0024717c" style:font-style-asian="normal" style:font-weight-asian="normal" style:font-style-complex="normal" style:font-weight-complex="normal"/>
    </style:style>
    <style:style style:name="T43" style:family="text">
      <style:text-properties fo:font-style="normal" fo:font-weight="normal" officeooo:rsid="00255a5d" style:font-style-asian="normal" style:font-weight-asian="normal" style:font-style-complex="normal" style:font-weight-complex="normal"/>
    </style:style>
    <style:style style:name="T44" style:family="text">
      <style:text-properties fo:font-style="normal" fo:font-weight="normal" officeooo:rsid="00258eed" style:font-style-asian="normal" style:font-weight-asian="normal" style:font-style-complex="normal" style:font-weight-complex="normal"/>
    </style:style>
    <style:style style:name="T45" style:family="text">
      <style:text-properties fo:font-style="normal" fo:font-weight="normal" officeooo:rsid="00276f21" style:font-style-asian="normal" style:font-weight-asian="normal" style:font-style-complex="normal" style:font-weight-complex="normal"/>
    </style:style>
    <style:style style:name="T46" style:family="text">
      <style:text-properties fo:font-style="normal" fo:font-weight="normal" officeooo:rsid="0028603a" style:font-style-asian="normal" style:font-weight-asian="normal" style:font-style-complex="normal" style:font-weight-complex="normal"/>
    </style:style>
    <style:style style:name="T47" style:family="text">
      <style:text-properties fo:font-style="normal" fo:font-weight="normal" officeooo:rsid="002a250d" style:font-style-asian="normal" style:font-weight-asian="normal" style:font-style-complex="normal" style:font-weight-complex="normal"/>
    </style:style>
    <style:style style:name="T48" style:family="text">
      <style:text-properties fo:font-style="normal" fo:font-weight="normal" officeooo:rsid="002ace73" style:font-style-asian="normal" style:font-weight-asian="normal" style:font-style-complex="normal" style:font-weight-complex="normal"/>
    </style:style>
    <style:style style:name="T49" style:family="text">
      <style:text-properties fo:font-style="normal" fo:font-weight="normal" officeooo:rsid="002c306e" style:font-style-asian="normal" style:font-weight-asian="normal" style:font-style-complex="normal" style:font-weight-complex="normal"/>
    </style:style>
    <style:style style:name="T50" style:family="text">
      <style:text-properties fo:font-style="normal" fo:font-weight="normal" officeooo:rsid="002f59d4" style:font-style-asian="normal" style:font-weight-asian="normal" style:font-style-complex="normal" style:font-weight-complex="normal"/>
    </style:style>
    <style:style style:name="T51" style:family="text">
      <style:text-properties fo:font-style="normal" fo:font-weight="normal" officeooo:rsid="003087a3" style:font-style-asian="normal" style:font-weight-asian="normal" style:font-style-complex="normal" style:font-weight-complex="normal"/>
    </style:style>
    <style:style style:name="T52" style:family="text">
      <style:text-properties fo:font-style="normal" fo:font-weight="normal" officeooo:rsid="00311b71" style:font-style-asian="normal" style:font-weight-asian="normal" style:font-style-complex="normal" style:font-weight-complex="normal"/>
    </style:style>
    <style:style style:name="T53" style:family="text">
      <style:text-properties fo:font-style="normal" fo:font-weight="normal" officeooo:rsid="0032376d" style:font-style-asian="normal" style:font-weight-asian="normal" style:font-style-complex="normal" style:font-weight-complex="normal"/>
    </style:style>
    <style:style style:name="T54" style:family="text">
      <style:text-properties fo:font-style="normal" fo:font-weight="normal" officeooo:rsid="0033ba11" style:font-style-asian="normal" style:font-weight-asian="normal" style:font-style-complex="normal" style:font-weight-complex="normal"/>
    </style:style>
    <style:style style:name="T55" style:family="text">
      <style:text-properties fo:font-style="normal" fo:font-weight="normal" officeooo:rsid="00352ec5" style:font-style-asian="normal" style:font-weight-asian="normal" style:font-style-complex="normal" style:font-weight-complex="normal"/>
    </style:style>
    <style:style style:name="T56" style:family="text">
      <style:text-properties fo:font-style="normal" fo:font-weight="normal" officeooo:rsid="00362160" style:font-style-asian="normal" style:font-weight-asian="normal" style:font-style-complex="normal" style:font-weight-complex="normal"/>
    </style:style>
    <style:style style:name="T57" style:family="text">
      <style:text-properties fo:font-style="normal" fo:font-weight="normal" officeooo:rsid="0037f422" style:font-style-asian="normal" style:font-weight-asian="normal" style:font-style-complex="normal" style:font-weight-complex="normal"/>
    </style:style>
    <style:style style:name="T58" style:family="text">
      <style:text-properties fo:font-style="normal" fo:font-weight="normal" officeooo:rsid="0040e6b4" style:font-style-asian="normal" style:font-weight-asian="normal" style:font-style-complex="normal" style:font-weight-complex="normal"/>
    </style:style>
    <style:style style:name="T59" style:family="text">
      <style:text-properties officeooo:rsid="00311b71"/>
    </style:style>
    <style:style style:name="T60" style:family="text">
      <style:text-properties officeooo:rsid="003a2413"/>
    </style:style>
    <style:style style:name="T61" style:family="text">
      <style:text-properties style:text-underline-style="none" officeooo:rsid="003a241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losario:</text:p>
      <text:p text:style-name="P16"/>
      <text:p text:style-name="P41"><text:span text:style-name="T2">Puerto: </text:span>un <text:span text:style-name="T3">puerto</text:span> es una <text:span text:style-name="T61">interfaz </text:span>a través de la cual se pueden enviar y recibir los diferentes tipos de <text:span text:style-name="T60">datos.</text:span></text:p>
      <text:p text:style-name="P1"/>
      <text:p text:style-name="P1"><text:span text:style-name="T1">Unicast:</text:span> Los enlaces de punto a punto conectan pares individuales de máquinas. Para ir del origen al destino en una red formada por enlaces de punto a punto, los mensajes cortos (conocidos como paquetes en ciertos contextos) tal vez tengan primero que visitar una o más máquinas intermedias. A menudo es posible usar varias rutas de distintas longitudes, por lo que es importante encontrar las más adecuadas en las redes de punto a punto.</text:p>
      <text:p text:style-name="P1"/>
      <text:p text:style-name="P2">Multicast: <text:span text:style-name="T3">En una red de difusión todas las máquinas en la red comparten el canal de comunicación; los paquetes que envía una máquina son recibidos por todas las demás. Un campo de dirección dentro de cada paquete especifica a quién se dirige. Cuando una máquina recibe un paquete, verifica el campo de dirección. Si el paquete está destinado a la máquina receptora, ésta procesa el paquete; si el paquete está destinado para otra máquina, sólo lo ignora.</text:span></text:p>
      <text:p text:style-name="P12"/>
      <text:p text:style-name="P12"><text:span text:style-name="T1">Broadcast:</text:span> Por lo general, los sistemas de difusión también brindan la posibilidad de enviar un paquete a todos los destinos mediante el uso de un código especial en el campo de dirección. Cuando se transmite un paquete con este código, todas las máquinas en la red lo reciben y procesan. A este modo de operación se le conoce como difusión (broadcasting).</text:p>
      <text:p text:style-name="P12"/>
      <text:p text:style-name="P12"><text:span text:style-name="T1">Multicasting: </text:span>Algunos sistemas de difusión también soportan la transmisión a un subconjunto de máquinas, lo cual se conoce como multidifusión (multicasting).</text:p>
      <text:p text:style-name="P12"/>
      <text:p text:style-name="P3">Redes PAN: <text:span text:style-name="T3">Las redes de área personal, generalmente llamadas PAN (Personal Area Network) permiten a los dispositivos comunicarse dentro del rango de una persona. Un ejemplo común es una red inalámbrica que conecta a una computadora con sus periféricos. Ej: Bluetooth.</text:span></text:p>
      <text:p text:style-name="P44"/>
      <text:p text:style-name="P3">Redes LAN: <text:span text:style-name="T3">Las redes de área local, generalmente llamadas LAN (Local Area Networks), son redes de propiedad privada que operan dentro de un solo edificio, como una casa, oficina o fábrica. Las redes LAN se utilizan ampliamente para conectar computadoras personales y electrodomésticos con el fin de compartir recursos (por ejemplo, impresoras) e intercambiar información. Cuando las empresas utilizan redes LAN se les conoce como redes empresariales. Hay un estándar para las redes LAN inalámbricas llamado IEEE 802.11, mejor conocido como WiFi.</text:span></text:p>
      <text:p text:style-name="P44"/>
      <text:p text:style-name="P4">Redes <text:span text:style-name="T9">MAN:</text:span><text:span text:style-name="T4"> Una Red de Área Metropolitana, o MAN (Metropolitan Area Network), cubre toda una ciudad. El ejemplo más popular de una MAN es el de las redes de televisión por cable disponibles en muchas ciudades.</text:span></text:p>
      <text:p text:style-name="P45"/>
      <text:p text:style-name="P5">Redes WAN:<text:span text:style-name="T3"> Una Red de Área Amplia, o WAN (Wide Area Network), abarca una extensa área geográfica, por lo general un país o continente. En la mayoría de las redes WAN, la subred cuenta con dos componentes distintos: líneas de transmisión y elementos de conmutación. Las </text:span>líneas de transmisión<text:span text:style-name="T3"> mueven bits entre máquinas. Se pueden fabricar a partir de alambre de cobre, fibra óptica o incluso enlaces de radio. Los </text:span>elementos de conmutación<text:span text:style-name="T3"> o switches son computadoras especializadas que conectan dos o más líneas de transmisión. Cuando los datos llegan por una línea entrante, el elemento de conmutación debe elegir una línea saliente hacia la cual reenviarlos. En el pasado, estas computadoras de conmutación han recibido varios nombres; ahora se conocen como </text:span>enrutador<text:span text:style-name="T3">. Otros tipos de redes WAN utilizan mucho las tecnologías inalámbricas. En los sistemas de satélite, cada computadora en la Tierra tiene una antena a través de la cual es posible enviar y recibir datos de un satélite en órbita.</text:span></text:p>
      <text:p text:style-name="P45"><text:soft-page-break/></text:p>
      <text:p text:style-name="P6">Protocolo: <text:span text:style-name="T3">Un protocolo es un acuerdo entre las partes que se comunican para establecer la forma en que se llevará acabo esa comunicación.</text:span></text:p>
      <text:p text:style-name="P6">OC- Servicio Orientado a Conexión: <text:span text:style-name="T3">El servicio orientado a conexión está modelado a partir del sistema telefónico. Para hablar con alguien levantamos el auricular, marcamos el número, hablamos y después colgamos. De manera similar, para usar un servicio de red orientado a conexión, el usuario del servicio establece primero una conexión, la utiliza y después la libera. El aspecto esencial de una conexión es que funciona como un tubo: el emisor mete objetos (bits) en un extremo y el receptor los toma en el otro extremo. En la mayoría de los casos se conserva el orden de manera que los bits llegan en el orden en el que se enviaron.</text:span></text:p>
      <text:p text:style-name="P46"/>
      <text:p text:style-name="P7">NOC- No Orientado a Conexión:<text:span text:style-name="T3"> el servicio sin conexión está modelado a partir del sistema postal. Cada mensaje (carta) lleva la dirección de destino completa, y cada uno es enrutado hacia </text:span><text:span text:style-name="T5">los nodos intermedios dentro del sistema, en forma independiente a todos los mensajes subsecuentes. Hay distintos nombres para los mensajes en diferentes contextos: un paquete es un mensaje en la capa de red.</text:span></text:p>
      <text:p text:style-name="P47"/>
      <text:p text:style-name="P8"><text:span text:style-name="T10">D</text:span>iferencia entre protocolo y servicio a nivel capa de red:<text:span text:style-name="T3"> Un servicio es un conjunto de primitivas (operaciones) que una capa proporciona a la capa que está encima de ella. El servicio define qué operaciones puede realizar la capa en beneficio de sus usuarios, pero no dice nada sobre cómo se implementan estas operaciones. Un servicio se relaciona con una interfaz entre dos capas, en donde la capa inferior es el proveedor del servicio y la capa superior es el usuario. En contraste, un protocolo es un conjunto de reglas que rigen el formato y el significado de los paquetes o mensajes que intercambian las entidades iguales en una capa. Las entidades utilizan protocolos para</text:span></text:p>
      <text:p text:style-name="P48">implementar sus definiciones de servicios. Pueden cambiar sus protocolos a voluntad, siempre y <text:s/>cuando no cambien el servicio visible para sus usuarios. De esta manera, el servicio y el protocolo no dependen uno del otro.</text:p>
      <text:p text:style-name="P48"/>
      <text:p text:style-name="P9">Modelo de referencia OSI (Interconexión de Sistemas Abiertos, del inglés Open Systems Interconnection): <text:span text:style-name="T6">El modelo OSI tiene siete capas. </text:span></text:p>
      <text:p text:style-name="P9"><text:span text:style-name="T12">La capa física:</text:span><text:span text:style-name="T6"> se relaciona con la transmisión de bits puros a través de un canal de transmisión. </text:span></text:p>
      <text:p text:style-name="P10"><text:span text:style-name="T11">La capa de red:</text:span><text:span text:style-name="T3"> La capa de red controla la operación de la subred. Una cuestión clave de diseño es determinar cómo se encaminan los paquetes desde el origen hasta el destino. </text:span></text:p>
      <text:p text:style-name="P10"><text:span text:style-name="T11">La capa de transporte:</text:span><text:span text:style-name="T3"> La función básica de la capa de transporte es aceptar datos de la capa superior, dividirlos en unidades más pequeñas si es necesario, pasar estos datos a la capa de red y asegurar que todas las piezas lleguen correctamente al otro extremo. Lleva los datos por toda la ruta</text:span></text:p>
      <text:p text:style-name="P49">desde el origen hasta el destino. En otras palabras, un programa en la máquina de origen lleva a cabo una conversación con un programa similar en la máquina de destino mediante el uso de los encabezados en los mensajes y los mensajes de control. </text:p>
      <text:p text:style-name="P10"><text:span text:style-name="T11">La capa de sesión:</text:span><text:span text:style-name="T3"> Permite a los usuarios en distintas máquinas establecer sesiones entre ellos. </text:span></text:p>
      <text:p text:style-name="P10"><text:span text:style-name="T11">La capa de presentación:</text:span><text:span text:style-name="T3"> Se enfoca en la sintaxis y la semántica de la información transmitida. </text:span></text:p>
      <text:p text:style-name="P11"><text:span text:style-name="T11">La capa de aplicación:</text:span><text:span text:style-name="T3"> Contiene una variedad de protocolos que los usuarios necesitan con frecuencia. </text:span><text:span text:style-name="T7">Ej: </text:span><text:span text:style-name="T3"><text:s/>HTTP.</text:span></text:p>
      <text:p text:style-name="P50"/>
      <text:p text:style-name="P13"><text:span text:style-name="T17">El modelo de referencia TCP/IP (</text:span><text:span text:style-name="Emphasis"><text:span text:style-name="T16">Transmission Control Protocol / </text:span></text:span><text:span text:style-name="Emphasis"><text:span text:style-name="T17">Internet Protocol):</text:span></text:span></text:p>
      <text:p text:style-name="P13"><text:span text:style-name="Emphasis"><text:span text:style-name="T13">La capa de enlace:</text:span></text:span><text:span text:style-name="Emphasis"><text:span text:style-name="T33"> Esta describe qué enlaces (como las líneas seriales y Ethernet clásica) se deben llevar a cabo para cumplir con las necesidades de esta capa de interred sin conexión. En realidad no es una capa en el sentido común del término, sino una interfaz entre los hosts y los enlaces de transmisión.</text:span></text:span></text:p>
      <text:p text:style-name="P13"><text:span text:style-name="Emphasis"><text:span text:style-name="T13">La capa de interred: </text:span></text:span><text:span text:style-name="Emphasis"><text:span text:style-name="T33">Esta capa es el eje que mantiene unida a toda la arquitectura. Su trabajo es permitir que los hosts inyecten paquetes en cualquier red y que viajen de manera independiente hacia el destino (que puede estar en una red distinta). Tenga en cuenta que aquí utilizamos </text:span></text:span><text:soft-page-break/><text:span text:style-name="Emphasis"><text:span text:style-name="T33">“interred” en un sentido genérico, aunque esta capa esté presente en la Internet. La analogía aquí es con el sistema de correos convencional (lento). Una persona puede dejar una secuencia de cartas internacionales en un buzón en un país y, con un poco de suerte, la mayoría de ellas se entregarán a la dirección correcta en el país de destino. Es probable que las cartas pasen a través de una o más puertas de enlace de correo internacionales en su trayecto, pero esto es transparente a los usuarios.</text:span></text:span></text:p>
      <text:p text:style-name="P14"><text:span text:style-name="Emphasis"><text:span text:style-name="T33">Además, los usuarios no necesitan saber que cada país (es decir, cada red) tiene sus propias estampillas, tamaños de sobre preferidos y reglas de entrega. La capa de interred define un formato de paquete y un protocolo oficial llamado IP (Protocolo de Internet, del inglés Internet Protocol), además de un protocolo complementario llamado ICMP (Protocolo de Mensajes de Control de Internet, del inglés Internet Control Message Protocol ) que le ayuda a funcionar. La tarea de la capa de interred es entregar los paquetes IP a donde se supone que deben ir. Aquí el ruteo de los paquetes es sin duda el principal aspecto, al igual que la congestión (aunque el IP no ha demostrado ser efectivo para evitar la congestión). </text:span></text:span></text:p>
      <text:p text:style-name="P14"><text:span text:style-name="Emphasis"><text:span text:style-name="T13">La capa de transporte: </text:span></text:span><text:span text:style-name="Emphasis"><text:span text:style-name="T14">E</text:span></text:span><text:span text:style-name="Emphasis"><text:span text:style-name="T33">stá diseñada para permitir que las entidades pares, en los nodos de origen y de destino, lleven a cabo una conversación, al igual que en la capa de transporte de OSI. Aquí se definieron dos protocolos de transporte de extremo a extremo. El primero,</text:span></text:span></text:p>
      <text:p text:style-name="P14"><text:span text:style-name="Emphasis"><text:span text:style-name="T17">TCP (Protocolo de Control de la Transmisión, del inglés Transmission Control Protocol )</text:span></text:span><text:span text:style-name="Emphasis"><text:span text:style-name="T33">, es un protocolo confiable orientado a la conexión que permite que un flujo de bytes originado en una máquina se entregue sin errores a cualquier otra máquina en la interred. Este protocolo segmenta el flujo de bytes entrante en mensajes discretos y pasa cada uno a la capa de interred. En el destino, el proceso TCP receptor vuelve a ensamblar los mensajes recibidos para formar el flujo de salida. El TCP también maneja el control de flujo para asegurar que un emisor rápido no pueda inundar a un receptor lento con más mensajes de los que pueda manejar. El segundo protocolo en esta capa, </text:span></text:span></text:p>
      <text:p text:style-name="P14"><text:span text:style-name="Emphasis"><text:span text:style-name="T17">UDP (Protocolo de Datagrama de Usuario, del inglés User Datagram Protocol )</text:span></text:span><text:span text:style-name="Emphasis"><text:span text:style-name="T33">, es un protocolo sin conexión, no confiable para aplicaciones que no desean la asignación de secuencia o el control de flujo de TCP y prefieren proveerlos por su cuenta. También se utiliza mucho en las consultas de petición-respuesta de una sola ocasión del tipo cliente-servidor, y en las aplicaciones en las que es más importante una entrega oportuna que una entrega precisa, como en la transmisión de voz o video.</text:span></text:span></text:p>
      <text:p text:style-name="P15"><text:span text:style-name="Emphasis"><text:span text:style-name="T13">La capa de aplicación: </text:span></text:span><text:span text:style-name="Emphasis"><text:span text:style-name="T33">El modelo TCP/IP no tiene capas de sesión o de presentación, ya que no se consideraron necesarias. Las aplicaciones simplemente incluyen cualquier función de sesión y de presentación que requieran. </text:span></text:span><text:span text:style-name="Emphasis"><text:span text:style-name="T34">Ésta contiene todos los protocolos de alto nivel. Entre los primeros protocolos están el de terminal virtual (TELNET), transferencia de archivos (FTP) y correo electrónico (SMTP), el Sistema de nombres de dominio (DNS) para resolución de nombres de hosts a sus direcciones de red; HTTP, el protocolo para recuperar páginas de la World Wide Web; y RTP, el protocolo para transmitir medios en tiempo real, como voz o películas.</text:span></text:span></text:p>
      <text:p text:style-name="P17"><text:span text:style-name="Emphasis"><text:span text:style-name="T35"/></text:span></text:p>
      <text:p text:style-name="P17"><text:span text:style-name="Emphasis"><text:span text:style-name="T18">CAPA DE APLICACIÓN:</text:span></text:span></text:p>
      <text:p text:style-name="P17"><text:span text:style-name="Emphasis"><text:span text:style-name="T18"/></text:span></text:p>
      <text:p text:style-name="P17"><text:span text:style-name="Emphasis"><text:span text:style-name="T18">DNS (Sistema de Nombres de Dominio, del inglés Domain Name System): </text:span></text:span><text:span text:style-name="Emphasis"><text:span text:style-name="T35">El DNS se usa principalmente para asociar los nombres de host con las direcciones IP. Para asociar un nombre</text:span></text:span></text:p>
      <text:p text:style-name="P17"><text:span text:style-name="Emphasis"><text:span text:style-name="T35">con una dirección IP, un programa de aplicación llama a un procedimiento de biblioteca llamado resolvedor y le pasa el nombre como parámetro. Envía una consulta que contiene el nombre a un servidor DNS local, que después busca el nombre y devuelve una respuesta con la dirección IP al resolvedor, que a su vez lo devuelve al solicitante. </text:span></text:span><text:span text:style-name="Emphasis"><text:span text:style-name="T15">Los mensajes de solicitud y respuesta se envían como paquetes UDP.</text:span></text:span><text:span text:style-name="Emphasis"><text:span text:style-name="T35"> Armado con la dirección IP, el programa puede entonces establecer una conexión TCP con el host o enviarle paquetes UDP.</text:span></text:span></text:p>
      <text:p text:style-name="P17"><text:span text:style-name="Emphasis"><text:span text:style-name="T35"/></text:span></text:p>
      <text:p text:style-name="P18"><text:span text:style-name="Emphasis"><text:span text:style-name="T35">La administración de un conjunto grande de nombres que cambian en forma continua no es un problema sencillo. En el sistema postal, para administrar los nombres se requieren letras que especifiquen (de manera implícita o explícita) el país, estado o provincia, ciudad, calle y nombre del destinatario. Con este tipo de direccionamiento jerárquico, se asegura que no haya confusión entre </text:span></text:span><text:soft-page-break/><text:span text:style-name="Emphasis"><text:span text:style-name="T35">el Marvin Anderson, de Main St., en White Plains, N.Y., y el Marvin Anderson, de Main St., en Austin, Texas. El DNS funciona de la misma manera. En Internet, el nivel superior de la jerarquía de nombres se administra mediante una organización llamada ICANN (Corporación de Internet para la Asignación de Nombres y Números, del inglés Internet Corporation for Assigned Names and Numbers).</text:span></text:span></text:p>
      <text:p text:style-name="P18"><text:span text:style-name="Emphasis"><text:span text:style-name="T35">En concepto, Internet se divide en más de 250 dominios de nivel superior, cada uno de los cuales abarca muchos hosts. Cada dominio se divide en subdominios, los que a su vez también se dividen, y así en lo sucesivo. Todos estos dominios se pueden representar mediante un árbol. Las hojas del árbol representan los dominios que no tienen subdominios (pero que, por supuesto, contienen máquinas). Un dominio de hoja puede contener un solo host, o puede representar a una compañía y contener miles de hosts. </text:span></text:span></text:p>
      <text:p text:style-name="P17"><text:span text:style-name="Emphasis"><text:span text:style-name="T35">Los dominios de nivel superior se dividen en dos categorías: genéricos y países.</text:span></text:span></text:p>
      <text:p text:style-name="P18"><text:span text:style-name="Emphasis"><text:span text:style-name="T36">Los nombres de dominio pueden ser absolutos o relativos. Un nombre de dominio absoluto siempre</text:span></text:span></text:p>
      <text:p text:style-name="P18"><text:span text:style-name="Emphasis"><text:span text:style-name="T36">termina con un punto (por ejemplo, eng.cisco.com.), mientras que uno relativo no. Los nombres relativos se tienen que interpretar en cierto contexto para determinar de manera única su significado verdadero. En ambos casos, un dominio nombrado hace referencia a un nodo específico del árbol y a todos los nodos por debajo de él.</text:span></text:span></text:p>
      <text:p text:style-name="P18"><text:span text:style-name="Emphasis"><text:span text:style-name="T36">Los nombres de dominio no hacen distinción entre mayúsculas y minúsculas, por lo que edu, Edu</text:span></text:span></text:p>
      <text:p text:style-name="P18"><text:span text:style-name="Emphasis"><text:span text:style-name="T36">y EDU significan lo mismo. Los nombres de componentes pueden ser de hasta 63 caracteres de longitud, y los de ruta completa no deben exceder de 255 caracteres.</text:span></text:span></text:p>
      <text:p text:style-name="P18"><text:span text:style-name="Emphasis"><text:span text:style-name="T36">Cada dominio controla cómo se asignan los dominios que están debajo de él.</text:span></text:span></text:p>
      <text:p text:style-name="P19"><text:span text:style-name="Emphasis"><text:span text:style-name="T37">Cada dominio, sea un host individual o un dominio de nivel superior, puede tener un grupo de registros de recursos asociados a él. Estos registros son la base de datos del DNS. En un host individual, el registro de recursos más común es simplemente su dirección IP, pero también existen muchos otros tipos de registros de recursos. Cuando un resolvedor asigna un nombre de dominio al DNS, lo que recibe son los registros de recursos asociados a ese nombre. Por lo tanto, la función principal del DNS es relacionar los nombres de dominios con los registros de recursos.</text:span></text:span></text:p>
      <text:p text:style-name="P19"><text:span text:style-name="Emphasis"><text:span text:style-name="T37">Un registro de recursos es una 5-tupla. Aunque éstas se codifican en binario por cuestión de eficien-</text:span></text:span></text:p>
      <text:p text:style-name="P19"><text:span text:style-name="Emphasis"><text:span text:style-name="T37">cia, en la mayoría de las presentaciones, los registros de recursos se presentan como texto ASCII, una línea por registro de recursos. El formato que usaremos es el siguiente:</text:span></text:span></text:p>
      <text:p text:style-name="P19"><text:span text:style-name="Emphasis"><text:span text:style-name="T37">Nombre_dominio <text:s text:c="2"/>Tiempo_de_vida <text:s text:c="2"/>Clase <text:s text:c="2"/>Tipo <text:s text:c="2"/>Valor</text:span></text:span></text:p>
      <text:p text:style-name="P19"><text:span text:style-name="Emphasis"><text:span text:style-name="T37">El Nombre_dominio indica el dominio al que pertenece este registro. Por lo general, existen muchos</text:span></text:span></text:p>
      <text:p text:style-name="P19"><text:span text:style-name="Emphasis"><text:span text:style-name="T37">registros por dominio y cada copia de la base de datos contiene información sobre múltiples dominios. Por lo tanto, este campo es la clave primaria de búsqueda que se utiliza para atender las consultas. El orden de los registros de la base de datos no es importante.</text:span></text:span></text:p>
      <text:p text:style-name="P19"><text:span text:style-name="Emphasis"><text:span text:style-name="T37">El campo de Tiempo_de_vida es una indicación de la estabilidad del registro. La información alta-</text:span></text:span></text:p>
      <text:p text:style-name="P20"><text:span text:style-name="Emphasis"><text:span text:style-name="T37">mente estable recibe un valor grande, como 86 400 (la cantidad de segundos en 1 día). A la información que es altamente volátil se le asigna un valor pequeño, como 60 (1 minuto). </text:span></text:span></text:p>
      <text:p text:style-name="P20"><text:span text:style-name="Emphasis"><text:span text:style-name="T37">El tercer campo de cada registro de recursos es la Clase. Para información de Internet, siempre es IN. </text:span></text:span></text:p>
      <text:p text:style-name="P19"><text:span text:style-name="Emphasis"><text:span text:style-name="T37">El campo Tipo indica el tipo de registro del que se trata. Hay muchos tipos de registros de DNS.</text:span></text:span></text:p>
      <text:p text:style-name="P21"><text:span text:style-name="Emphasis"><text:span text:style-name="T19"/></text:span></text:p>
      <text:p text:style-name="P21"><text:span text:style-name="Emphasis"><text:span text:style-name="T19">SOA: </text:span></text:span><text:span text:style-name="Emphasis"><text:span text:style-name="T38">Un registro SOA proporciona el nombre de la fuente primaria de información sobre la zona del servidor de nombres (que describiremos más adelante), la dirección de correo electrónico de su administrador, un número de serie único, varias banderas y temporizadores.</text:span></text:span></text:p>
      <text:p text:style-name="P21"><text:span text:style-name="Emphasis"><text:span text:style-name="T38"/></text:span></text:p>
      <text:p text:style-name="P22"><text:span text:style-name="Emphasis"><text:span text:style-name="T20">A y AAAA: </text:span></text:span><text:span text:style-name="Emphasis"><text:span text:style-name="T39">El tipo de registro más importante es el registro A (dirección), el cual contiene una dirección Ipv4 de 32 bits de una interfaz para algún host. El registro AAAA correspondiente, o “quad-A”, contiene una dirección IPv6 de 128 bits. Cada host de Internet debe tener cuando menos una dirección IP, para que otras máquinas se puedan comunicar con él. Algunos hosts tienen dos o más interfaces de red, en cuyo caso tendrán dos o más registros de recursos tipo A o AAAA. En consecuencia, DNS puede regresar varias direcciones para un solo nombre.</text:span></text:span></text:p>
      <text:p text:style-name="P22"><text:soft-page-break/><text:span text:style-name="Emphasis"><text:span text:style-name="T39"/></text:span></text:p>
      <text:p text:style-name="P22"><text:span text:style-name="Emphasis"><text:span text:style-name="T20">MX: </text:span></text:span><text:span text:style-name="Emphasis"><text:span text:style-name="T39">El registro MX es un tipo de registro común que especifica el nombre del host que está preparado para aceptar correo electrónico del dominio especificado.</text:span></text:span></text:p>
      <text:p text:style-name="P23"><text:span text:style-name="Emphasis"><text:span text:style-name="T21">NS: </text:span></text:span><text:span text:style-name="Emphasis"><text:span text:style-name="T40">NS es otro tipo de registro importante, ya que especifica un servidor de nombres para el dominio o subdominio. Es un host que tiene una copia de la base de datos para un dominio. Se utiliza como parte del proceso para buscar nombres.</text:span></text:span></text:p>
      <text:p text:style-name="P23"><text:span text:style-name="Emphasis"><text:span text:style-name="T40"/></text:span></text:p>
      <text:p text:style-name="P23"><text:span text:style-name="Emphasis"><text:span text:style-name="T21">CNAME: </text:span></text:span><text:span text:style-name="Emphasis"><text:span text:style-name="T40">Los registros CNAME permiten la creación de alias. Por ejemplo, una persona familiarizada con los nombres de Internet en general, que desee enviar un mensaje al usuario Paul en el Departamento de Ciencias Computacionales del MIT, podría suponer que paul@cs.mit.edu funcionará. No obstante, esta dirección no funcionará, puesto que el dominio del Departamento de Ciencias Computacionales del MIT es csail.mit.edu. Sin embargo, como servicio para la gente que no sabe esto, el MIT podría crear una entrada CNAME para encaminar a la gente y a los programas en la dirección correcta. La entrada podría ser como la siguiente:</text:span></text:span></text:p>
      <text:p text:style-name="P23"><text:span text:style-name="Emphasis"><text:span text:style-name="T40"/></text:span></text:p>
      <text:p text:style-name="P23"><text:span text:style-name="Emphasis"><text:span text:style-name="T40">cs.mit.edu <text:s text:c="2"/>86400 <text:s text:c="2"/>IN <text:s text:c="2"/>CNAME <text:s text:c="2"/>csail.mit.edu</text:span></text:span></text:p>
      <text:p text:style-name="P23"><text:span text:style-name="Emphasis"><text:span text:style-name="T40"/></text:span></text:p>
      <text:p text:style-name="P24"><text:span text:style-name="Emphasis"><text:span text:style-name="T41">Hay 13 servidores raíz DNS, que por falta de imaginación se llaman a-root-servers.net hasta m.root-servers.net.</text:span></text:span></text:p>
      <text:p text:style-name="P25"><text:span text:style-name="Emphasis"><text:span text:style-name="T42">El protocolo de transporte que se utiliza para las consultas y respuestas: UDP. Los mensajes DNS se envían en paquetes UDP con un formato simple para las consultas, las respuestas y los servidores de nombres que se pueden usar para continuar la resolución.</text:span></text:span></text:p>
      <text:p text:style-name="P25"><text:span text:style-name="Emphasis"><text:span text:style-name="T42"/></text:span></text:p>
      <text:p text:style-name="P26"><text:span text:style-name="Emphasis"><text:span text:style-name="T22">WWW: <text:s/></text:span></text:span><text:span text:style-name="Emphasis"><text:span text:style-name="T43">conocida como World Wide Web, es un marco arquitectónico para acceder a cierto</text:span></text:span></text:p>
      <text:p text:style-name="P26"><text:span text:style-name="Emphasis"><text:span text:style-name="T43">contenido vinculado distribuido en millones de máquinas por toda Internet.</text:span></text:span></text:p>
      <text:p text:style-name="P26"><text:span text:style-name="Emphasis"><text:span text:style-name="T43">La web consiste en una enorme colección de contenido en forma de páginas web.</text:span></text:span></text:p>
      <text:p text:style-name="P26"><text:span text:style-name="Emphasis"><text:span text:style-name="T43">La idea de hacer que una página apunte a otra, lo que ahora se conoce como hipertexto.</text:span></text:span></text:p>
      <text:p text:style-name="P26"><text:span text:style-name="Emphasis"><text:span text:style-name="T43">Por lo general, las páginas se ven mediante un programa llamado navegador. Ej:: Firefox, chrome.</text:span></text:span></text:p>
      <text:p text:style-name="P26"><text:span text:style-name="Emphasis"><text:span text:style-name="T43"/></text:span></text:p>
      <text:p text:style-name="P27"><text:span text:style-name="Emphasis"><text:span text:style-name="T24">HTTP (Protocolo de Transferencia de HiperTexto, del inglés HyperText Transfer Protocol):</text:span></text:span><text:span text:style-name="Emphasis"><text:span text:style-name="T44"> Para obtener cada página, se envía una solicitud a uno o más servidores, los cuales responden con el contenido de la página. El protocolo de solicitud-respuesta para obtener páginas es un protocolo simple basado en texto que se ejecuta sobre TCP. </text:span></text:span></text:p>
      <text:p text:style-name="P27"><text:span text:style-name="Emphasis"><text:span text:style-name="T44"/></text:span></text:p>
      <text:p text:style-name="P28"><text:span text:style-name="Emphasis"><text:span text:style-name="T23">URL (Localizador Uniforme de Recursos, del inglés Uniform Resource Locator): </text:span></text:span><text:span text:style-name="Emphasis"><text:span text:style-name="T45">A cada página se le asigna un URL que sirva de manera efectiva como el nombre mundial de la página. Los URL tienen tres partes: </text:span></text:span></text:p>
      <text:p text:style-name="P28"><text:span text:style-name="Emphasis"><text:span text:style-name="T45">el protocolo (también conocido como esquema), </text:span></text:span></text:p>
      <text:p text:style-name="P28"><text:span text:style-name="Emphasis"><text:span text:style-name="T45">el nombre DNS de la máquina en la que se encuentra,</text:span></text:span></text:p>
      <text:p text:style-name="P28"><text:span text:style-name="Emphasis"><text:span text:style-name="T45">la página y la ruta que indica de manera única la página específica (un archivo a leer o un programa a ejecutar en la máquina).</text:span></text:span></text:p>
      <text:p text:style-name="P28"><text:span text:style-name="Emphasis"><text:span text:style-name="T45">EJ:</text:span></text:span></text:p>
      <text:p text:style-name="P28"><text:span text:style-name="Emphasis"><text:span text:style-name="T45">http://www.cs.washington.edu/index.html</text:span></text:span></text:p>
      <text:p text:style-name="P28"><text:span text:style-name="Emphasis"><text:span text:style-name="T45">Este URL consiste de tres partes: el protocolo (http), el nombre DNS del host (</text:span></text:span><text:a xlink:type="simple" xlink:href="http://www.cs.washington.edu/" text:style-name="Internet_20_link" text:visited-style-name="Visited_20_Internet_20_Link"><text:span text:style-name="Emphasis"><text:span text:style-name="T45">www.cs.washington.edu</text:span></text:span></text:a><text:span text:style-name="Emphasis"><text:span text:style-name="T45">) y el nombre de la ruta (index.html).</text:span></text:span></text:p>
      <text:p text:style-name="P28"><text:span text:style-name="Emphasis"><text:span text:style-name="T45"/></text:span></text:p>
      <text:p text:style-name="P28"><text:span text:style-name="Emphasis"><text:span text:style-name="T45">Pasos que ejecuta un navegador:</text:span></text:span></text:p>
      <text:p text:style-name="P28"><text:span text:style-name="Emphasis"><text:span text:style-name="T45">1.<text:tab/> El navegador determina el URL (al ver lo que se seleccionó).</text:span></text:span></text:p>
      <text:p text:style-name="P28"><text:span text:style-name="Emphasis"><text:span text:style-name="T45">2.<text:tab/> El navegador pide al DNS la dirección IP del servidor www.cs.washington.edu.</text:span></text:span></text:p>
      <text:p text:style-name="P28"><text:span text:style-name="Emphasis"><text:span text:style-name="T45">3.<text:tab/> El DNS responde con 128.208.3.88.</text:span></text:span></text:p>
      <text:p text:style-name="P28"><text:span text:style-name="Emphasis"><text:span text:style-name="T45">4.<text:tab/> El navegador realiza una conexión TCP a 128.208.3.88 en el puerto 80, el puerto conocido para el protocolo HTTP.</text:span></text:span></text:p>
      <text:p text:style-name="P28"><text:soft-page-break/><text:span text:style-name="Emphasis"><text:span text:style-name="T45">5.<text:tab/> Después envía una solicitud HTTP para pedir la página /index.html.</text:span></text:span></text:p>
      <text:p text:style-name="P28"><text:span text:style-name="Emphasis"><text:span text:style-name="T45">6.<text:tab/> El servidor www.cs.washington.edu envía la página como una respuesta HTTP, por ejemplo, enviando el archivo /index.html.</text:span></text:span></text:p>
      <text:p text:style-name="P28"><text:span text:style-name="Emphasis"><text:span text:style-name="T45">7.<text:tab/> Si la página incluye los localizadores URL necesarios para desplegar en pantalla, el navegador obtiene los otros URL mediante el mismo proceso. En este caso, los URL incluyen varias imágenes incrustadas que también se obtienen de www.cs.washington.edu, así como un video de youtube.com y una secuencia de comandos (script) de google-analytics.com.</text:span></text:span></text:p>
      <text:p text:style-name="P28"><text:span text:style-name="Emphasis"><text:span text:style-name="T45">8.<text:tab/> El navegador despliega la página /index.html como aparece en la figura 7-18.</text:span></text:span></text:p>
      <text:p text:style-name="P28"><text:span text:style-name="Emphasis"><text:span text:style-name="T45">9.<text:tab/> Se liberan las conexiones TCP si no hay más solicitudes para los mismos servidores durante un periodo corto.</text:span></text:span></text:p>
      <text:p text:style-name="P28"><text:span text:style-name="Emphasis"><text:span text:style-name="T45"/></text:span></text:p>
      <text:p text:style-name="P29"><text:span text:style-name="Emphasis"><text:span text:style-name="T46">Del lado del servidor:</text:span></text:span></text:p>
      <text:p text:style-name="P29"><text:span text:style-name="Emphasis"><text:span text:style-name="T46">los pasos que el servidor realiza en su ciclo principal son:</text:span></text:span></text:p>
      <text:p text:style-name="P29"><text:span text:style-name="Emphasis"><text:span text:style-name="T46">1.<text:tab/> Aceptar una conexión TCP de un cliente (un navegador).</text:span></text:span></text:p>
      <text:p text:style-name="P29"><text:span text:style-name="Emphasis"><text:span text:style-name="T46">2.<text:tab/> Obtener la ruta a la página, que viene siendo el nombre del archivo solicitado.</text:span></text:span></text:p>
      <text:p text:style-name="P29"><text:span text:style-name="Emphasis"><text:span text:style-name="T46">3.<text:tab/> Obtener el archivo (del disco).</text:span></text:span></text:p>
      <text:p text:style-name="P29"><text:span text:style-name="Emphasis"><text:span text:style-name="T46">4.<text:tab/> Enviar el contenido del archivo al cliente.</text:span></text:span></text:p>
      <text:p text:style-name="P29"><text:span text:style-name="Emphasis"><text:span text:style-name="T46">5.<text:tab/> Liberar la conexión TCP.</text:span></text:span></text:p>
      <text:p text:style-name="P29"><text:span text:style-name="Emphasis"><text:span text:style-name="T46"/></text:span></text:p>
      <text:p text:style-name="P30"><text:span text:style-name="Emphasis"><text:span text:style-name="T47">HTTP es un protocolo de la capa de aplicación, debido a que opera sobre TCP y está</text:span></text:span></text:p>
      <text:p text:style-name="P30"><text:span text:style-name="Emphasis"><text:span text:style-name="T47">muy asociado con la web.</text:span></text:span></text:p>
      <text:p text:style-name="P30"><text:span text:style-name="Emphasis"><text:span text:style-name="T47"/></text:span></text:p>
      <text:p text:style-name="P31"><text:span text:style-name="Emphasis"><text:span text:style-name="T48">En </text:span></text:span><text:span text:style-name="Emphasis"><text:span text:style-name="T26">HTTP 1.0</text:span></text:span><text:span text:style-name="Emphasis"><text:span text:style-name="T48">, una vez que se establecía la conexión, se enviaba una solicitud y se obtenía una respuesta. Después se liberaba la conexión TCP. Este método era adecuado en un mundo en el que una página web típica consistía por completo de texto HTML. Sin embargo, la página web promedio creció con rapidez y contenía una gran cantidad de vínculos incrustados para contenido tal como iconos y otros elementos visuales. establecer una conexión TCP para transportar cada icono por separado era una manera muy costosa de operar.</text:span></text:span></text:p>
      <text:p text:style-name="P31"><text:span text:style-name="Emphasis"><text:span text:style-name="T48">Esta observación condujo al </text:span></text:span><text:span text:style-name="Emphasis"><text:span text:style-name="T26">HTTP 1.1</text:span></text:span><text:span text:style-name="Emphasis"><text:span text:style-name="T48">, que soporta conexiones persistentes. Con ellas es posible</text:span></text:span></text:p>
      <text:p text:style-name="P31"><text:span text:style-name="Emphasis"><text:span text:style-name="T48">establecer una conexión TCP, enviar una solicitud y obtener una respuesta, para después enviar solicitudes adicionales y obtener respuestas adicionales. A esta estrategia se le conoce también como reutilización de la conexión. Al amortizar los costos de establecimiento, inicio y liberación de TCP entre varias solicitudes, se reduce la sobrecarga relativa debido a TCP por cada solicitud.</text:span></text:span></text:p>
      <text:p text:style-name="P31"><text:span text:style-name="Emphasis"><text:span text:style-name="T48">En la práctica, es común que los clientes y los servidores mantengan abiertas las conexiones persistentes hasta que hayan estado inactivos durante un intervalo corto (por ejemplo, 60 segundos), o cuando tengan una gran cantidad de conexiones abiertas y necesiten cerrar algunas.</text:span></text:span></text:p>
      <text:p text:style-name="P31"><text:span text:style-name="Emphasis"><text:span text:style-name="T48"/></text:span></text:p>
      <text:p text:style-name="P32"><text:span text:style-name="Emphasis"><text:span text:style-name="T27">Metodos:</text:span></text:span></text:p>
      <text:p text:style-name="P31"><text:span text:style-name="Emphasis"><text:span text:style-name="T48"/></text:span></text:p>
      <text:p text:style-name="P32"><text:span text:style-name="Emphasis"><text:span text:style-name="T49">El método GET solicita al servidor que envíe la página (cuando decimos “página” queremos decir</text:span></text:span></text:p>
      <text:p text:style-name="P32"><text:span text:style-name="Emphasis"><text:span text:style-name="T49">“objeto”, en el caso más general, pero basta con pensar en una página como el contenido de un archivo para comprender los conceptos). La cual está codificada de forma adecuada en MIME. La gran mayoría de las solicitudes a servidores web son de tipo GET. La forma común de GET es:</text:span></text:span></text:p>
      <text:p text:style-name="P32"><text:span text:style-name="Emphasis"><text:span text:style-name="T49"/></text:span></text:p>
      <text:p text:style-name="P32"><text:span text:style-name="Emphasis"><text:span text:style-name="T49">GET nombredearchivo HTTP/1.1</text:span></text:span></text:p>
      <text:p text:style-name="P32"><text:span text:style-name="Emphasis"><text:span text:style-name="T49"/></text:span></text:p>
      <text:p text:style-name="P32"><text:span text:style-name="Emphasis"><text:span text:style-name="T49">El método HEAD sólo pide el encabezado del mensaje, sin la página real. Este método se puede utilizar para recolectar información para fines de indización, o sólo para evaluar la validez de un URL.</text:span></text:span></text:p>
      <text:p text:style-name="P32"><text:span text:style-name="Emphasis"><text:span text:style-name="T49">El método POST se utiliza para enviar formularios. Tanto este método como GET se emplean también para servicios web SOAP.</text:span></text:span></text:p>
      <text:p text:style-name="P32"><text:span text:style-name="Emphasis"><text:span text:style-name="T49">El método PUT es lo inverso a GET: en lugar de leer la página, la escribe.</text:span></text:span></text:p>
      <text:p text:style-name="P32"><text:soft-page-break/><text:span text:style-name="Emphasis"><text:span text:style-name="T49">DELETE hace lo que usted podría esperar: elimina la página, o al menos indica que el servidor web</text:span></text:span></text:p>
      <text:p text:style-name="P32"><text:span text:style-name="Emphasis"><text:span text:style-name="T49">está de acuerdo con eliminar la página.</text:span></text:span></text:p>
      <text:p text:style-name="P32"><text:span text:style-name="Emphasis"><text:span text:style-name="T49"/></text:span></text:p>
      <text:p text:style-name="P32"><text:span text:style-name="Emphasis"><text:span text:style-name="T49">Cada solicitud obtiene una respuesta que consiste en una línea de estado, y posiblemente de informa</text:span></text:span></text:p>
      <text:p text:style-name="P32"><text:span text:style-name="Emphasis"><text:span text:style-name="T49">ción adicional (por ejemplo, toda o parte de una página web). La línea de estado contiene un código de estado de tres dígitos que indica si se atendió la solicitud, y si no, por qué.</text:span></text:span></text:p>
      <text:p text:style-name="P32"><text:span text:style-name="Emphasis"><text:span text:style-name="T49"/></text:span></text:p>
      <text:p text:style-name="P32"><text:span text:style-name="Emphasis"><text:span text:style-name="T49">1xx Información 100 = el servidor acepta manejar la solicitud del cliente.</text:span></text:span></text:p>
      <text:p text:style-name="P32"><text:span text:style-name="Emphasis"><text:span text:style-name="T49">2xx Éxito 200 = la solicitud es exitosa; 204 = no hay contenido.</text:span></text:span></text:p>
      <text:p text:style-name="P32"><text:span text:style-name="Emphasis"><text:span text:style-name="T49">3xx Redirección 301 = se movió la página; 304 = la página en caché aún es válida.</text:span></text:span></text:p>
      <text:p text:style-name="P32"><text:span text:style-name="Emphasis"><text:span text:style-name="T49">4xx Error del cliente 403 = página prohibida; 404 = no se encontró la página.</text:span></text:span></text:p>
      <text:p text:style-name="P32"><text:span text:style-name="Emphasis"><text:span text:style-name="T49">5xx Error del servidor 500 = error interno del servidor; 503 = intentar más tarde.</text:span></text:span></text:p>
      <text:p text:style-name="P29"><text:span text:style-name="Emphasis"><text:span text:style-name="T46"/></text:span></text:p>
      <text:p text:style-name="P33"><text:span text:style-name="Emphasis"><text:span text:style-name="T28">Almacenamiento en cache:</text:span></text:span><text:span text:style-name="Emphasis"><text:span text:style-name="T50"> Al proceso de guardar y ocultar las páginas que se obtienen para usarlas después se le conoce como almacenamiento en caché. La ventaja es que, cuando se puede reutilizar una página en caché, no es necesario repetir la transferencia.</text:span></text:span></text:p>
      <text:p text:style-name="P29"><text:span text:style-name="Emphasis"><text:span text:style-name="T46"/></text:span></text:p>
      <text:p text:style-name="P30"><text:span text:style-name="Emphasis"><text:span text:style-name="T25">HTML (Lenguaje de Marcado de HiperTexto, del inglés HyperText Markup Language): </text:span></text:span><text:span text:style-name="Emphasis"><text:span text:style-name="T47">Permite a los usuarios producir páginas web que incluyen texto, gráficos, video, apuntadores a otras páginas web y más. HTML es un lenguaje de marcado que sirve para describir cómo se va a dar formato a los documentos.</text:span></text:span></text:p>
      <text:p text:style-name="P30"><text:span text:style-name="Emphasis"><text:span text:style-name="T47"/></text:span></text:p>
      <text:p text:style-name="P34"><text:span text:style-name="Emphasis"><text:span text:style-name="T29">SMTP (Protocolo Simple de Transferencia de Correo, del inglés Simple Mail Transfer</text:span></text:span></text:p>
      <text:p text:style-name="P35"><text:span text:style-name="Emphasis"><text:span text:style-name="T29">Protocol ): </text:span></text:span><text:span text:style-name="Emphasis"><text:span text:style-name="T52">En Internet, el correo electrónico se entrega al hacer que la computadora emisora establezca una conexión TCP con el puerto 25 de la computadora receptora. En este puerto escucha un servidor de correo que habla SMTP (Protocolo Simple de Transferencia de Correo, del inglés Simple Mail Transfer Protocol ).</text:span></text:span></text:p>
      <text:p text:style-name="P35"><text:span text:style-name="Emphasis"><text:span text:style-name="T52">Este servidor acepta conexiones entrantes sujetas a ciertas verificaciones de seguridad, y además acepta mensajes para su entrega. Si no se puede entregar un mensaje, se devuelve al emisor un informe de error que contiene la primera parte del mensaje que no se pudo entregar.</text:span></text:span></text:p>
      <text:p text:style-name="P35"><text:span text:style-name="Emphasis"><text:span text:style-name="T52">SMTP es un protocolo ASCII simple.</text:span></text:span></text:p>
      <text:p text:style-name="P36"><text:span text:style-name="Emphasis"><text:span text:style-name="T53">El primer comando del cliente es HELO.</text:span></text:span></text:p>
      <text:p text:style-name="P37"><text:span text:style-name="Emphasis"><text:span text:style-name="T54">Después de establecer la conexión TCP con el puerto 25, la máquina emisora, que opera como</text:span></text:span></text:p>
      <text:p text:style-name="P37"><text:span text:style-name="Emphasis"><text:span text:style-name="T54">cliente, espera a que la máquina receptora, que opera como servidor, transmita primero. El servidor empieza por enviar una línea de texto en la que proporciona su identidad e indica si está preparado o no para recibir correo. Si no lo está, el cliente libera la conexión y lo intenta después.</text:span></text:span></text:p>
      <text:p text:style-name="P37"><text:span text:style-name="Emphasis"><text:span text:style-name="T54">Si el servidor está dispuesto a aceptar correo electrónico, el cliente anuncia de quién proviene el mensaje, y a quién está dirigido. Si existe el destinatario en el destino, el servidor da al cliente permiso para enviar el mensaje. A continuación el cliente envía el mensaje y el servidor confirma su recepción. No se requieren sumas de verificación porque TCP proporciona un flujo de bytes confiable. Si hay más correo electrónico, se envía ahora. Una vez que se ha intercambiado todo el correo electrónico en ambas direcciones, se libera la conexión.</text:span></text:span></text:p>
      <text:p text:style-name="P38"><text:span text:style-name="Emphasis"><text:span text:style-name="T55">Comandos: </text:span></text:span></text:p>
      <text:p text:style-name="P38"><text:span text:style-name="Emphasis"><text:span text:style-name="T55">HELO</text:span></text:span></text:p>
      <text:p text:style-name="P38"><text:span text:style-name="Emphasis"><text:span text:style-name="T55">MAIL FROM:</text:span></text:span></text:p>
      <text:p text:style-name="P38"><text:span text:style-name="Emphasis"><text:span text:style-name="T55">RCPT TO:</text:span></text:span></text:p>
      <text:p text:style-name="P38"><text:span text:style-name="Emphasis"><text:span text:style-name="T55">DATA – Cuerpo del mensaje.</text:span></text:span></text:p>
      <text:p text:style-name="P38"><text:span text:style-name="Emphasis"><text:span text:style-name="T55">HELP – Pide información de los comandos disponibles.</text:span></text:span></text:p>
      <text:p text:style-name="P38"><text:span text:style-name="Emphasis"><text:span text:style-name="T55">Codigos:</text:span></text:span></text:p>
      <text:p text:style-name="P38"><text:span text:style-name="Emphasis"><text:span text:style-name="T55">220 Servicio preparado</text:span></text:span></text:p>
      <text:p text:style-name="P38"><text:span text:style-name="Emphasis"><text:span text:style-name="T55">221 Servicio cerrando el canal de transmisión.</text:span></text:span></text:p>
      <text:p text:style-name="P38"><text:span text:style-name="Emphasis"><text:span text:style-name="T55">250 Solicitud completada con éxito.</text:span></text:span></text:p>
      <text:p text:style-name="P38"><text:soft-page-break/><text:span text:style-name="Emphasis"><text:span text:style-name="T55">354 Introduzca el texto, finalice con &lt;CR&gt;&lt;LF&gt;.&lt;CR&gt;&lt;LF&gt;</text:span></text:span></text:p>
      <text:p text:style-name="P38"><text:span text:style-name="Emphasis"><text:span text:style-name="T55"/></text:span></text:p>
      <text:p text:style-name="P39"><text:span text:style-name="Emphasis"><text:span text:style-name="T31">IMAP <text:s/>(Protocolo de Acceso a Mensajes de Internet, del inglés Internet Message Access Protocol ): <text:s/></text:span></text:span><text:span text:style-name="Emphasis"><text:span text:style-name="T56">Para usar IMAP, el servidor de correo ejecuta un servidor IMAP que escucha en el puerto 143. El agente de usuario ejecuta un cliente IMAP.</text:span></text:span><text:span text:style-name="Emphasis"><text:span text:style-name="T31"> </text:span></text:span></text:p>
      <text:p text:style-name="P39"><text:span text:style-name="Emphasis"><text:span text:style-name="T56">La idea en que se basa IMAP es que el servidor de correo electronico mantenga un deposito central al que puede accederse desde cualquier maquina. Por tanto, a diferencia de POP3, no copia el correo electronica en la maquina personal del usuario dado que el usuario puede tener varias computadoras para consultar el correo, y observa si sus correos han sido leidos con anterioridad.</text:span></text:span></text:p>
      <text:p text:style-name="P39"><text:span text:style-name="Emphasis"><text:span text:style-name="T56"/></text:span></text:p>
      <text:p text:style-name="P40"><text:span text:style-name="Emphasis"><text:span text:style-name="T31">POP3 </text:span></text:span><text:span text:style-name="Emphasis"><text:span text:style-name="T32">(Protocolo de Oficina de Correos, versión 3; del inglés Post Office Protocol, version 3)</text:span></text:span><text:span text:style-name="Emphasis"><text:span text:style-name="T31">: </text:span></text:span><text:span text:style-name="Emphasis"><text:span text:style-name="T57">Trabaja en el puerto 110.</text:span></text:span><text:span text:style-name="Emphasis"><text:span text:style-name="T31"> </text:span></text:span><text:span text:style-name="Emphasis"><text:span text:style-name="T56">El protocolo mismo consiste en texto ASCII y se asemeja a SMTP. El objetivo del POP3 es obtener correo electronico del buzon remoto y almacenarlo en la maquina local del usuario para su lectura posterior. </text:span></text:span></text:p>
      <text:p text:style-name="P34"><text:span text:style-name="Emphasis"><text:span text:style-name="T51"/></text:span></text:p>
      <text:p text:style-name="P35"><text:span text:style-name="Emphasis"><text:span text:style-name="T30">MIME: Extensiones Multipropósito de Correo Internet, del inglés Multipurpose Internet Mail Extensions): </text:span></text:span><text:span text:style-name="Emphasis"><text:span text:style-name="T52">son una serie de convenciones o especificaciones dirigidas al intercambio a través de Internet de todo tipo de archivos (texto, audio, vídeo, etc.) de forma transparente para el usuario. Una parte importante del MIME está dedicada a mejorar las posibilidades de transferencia de texto en distintos idiomas y alfabetos. En sentido general las extensiones de MIME van encaminadas a soportar:</text:span></text:span></text:p>
      <text:list xml:id="list7318404699632444388" text:style-name="L1">
        <text:list-item>
          <text:p text:style-name="P56">Texto en conjuntos de caracteres distintos de <text:span text:style-name="T59">ascii.</text:span> </text:p>
        </text:list-item>
        <text:list-item>
          <text:p text:style-name="P56">adjuntos que no son de tipo texto.</text:p>
        </text:list-item>
        <text:list-item>
          <text:p text:style-name="P56">cuerpos de mensajes con múltiples partes (multi-part).</text:p>
        </text:list-item>
        <text:list-item>
          <text:p text:style-name="P51">información de encabezados con conjuntos de caracteres distintos de ASCII.</text:p>
        </text:list-item>
      </text:list>
      <text:p text:style-name="Text_20_body"/>
      <text:p text:style-name="P42">DHCP (Protocolo de Configuración Dinámica de Host, del inglés Dynamic Host Configuration Protocol ): <text:s/><text:span text:style-name="T8">cada red debe tener un servidor DHCP responsable de la configuración. Al iniciar una computadora, ésta tiene integrada una dirección Ethernet u otro tipo de dirección de capa de enlace de datosen la NIC, pero no cuenta con una dirección IP. En forma muy parecida al ARP, la computadora difunde una solicitud de una dirección IP en su red. Para ello usa un paquete llamado DHCP DISCOVER. Este paquete debe llegar al servidor DHCP. Si el servidor no está conectado directamente a la red, el enrutador se configurará para recibir difusiones DHCP y transmitirlas al servidor DHCP en donde quiera que se encuentre. Cuando el servidor recibe la solicitud, asigna una dirección IP libre y la envía al host en un paquete DHCP OFFER (que también se puede transmitir por medio del enrutador). Para que esto pueda funcionar incluso cuando los hosts no tienen direcciones IP, el servidor identifica a un host mediante su dirección Ethernet (la cual se transporta en el paquete DHCP DISCOVER).</text:span></text:p>
      <text:p text:style-name="P52">Un problema que surge con la asignación automática de direcciones IP de una reserva es determinar qué tanto tiempo se debe asignar una dirección IP. Si un host sale de la red y no devuelve su dirección IP al servidor DHCP, esa dirección se perderá en forma permanente. Después de un tiempo, tal vez se pierdan muchas direcciones. Para evitar que eso ocurra, la asignación de direcciones IP puede ser por un periodo fijo de tiempo, una técnica conocida como arrendamiento. Justo antes de que expire el arrendamiento, el host debe pedir una renovación al DHCP. Si no puede hacer una solicitud o si ésta se rechaza, tal vez el host ya no pueda usar la dirección IP que recibió antes.</text:p>
      <text:p text:style-name="P53"><text:soft-page-break/>Características: Funciona en modo cliente/servidor.</text:p>
      <text:p text:style-name="P53">Facilita la administración de la red.</text:p>
      <text:p text:style-name="P53">Evita la duplicación de direcciones IPs en la red local.</text:p>
      <text:p text:style-name="P53">Esta incluido en la mayoría de sistemas operativos.</text:p>
      <text:p text:style-name="P53">Este protocolo responde a peticiones de asignación de direcciones Ips.</text:p>
      <text:p text:style-name="P54">DHCP Request:</text:p>
      <text:p text:style-name="P54">El cliente de DHCP envía un broadcast de IP dirigido con un DHCP request. El servidor nota el campo de dirección en blanco así como también la dirección de hardware del cliente.</text:p>
      <text:p text:style-name="P54">DHCP Offer: </text:p>
      <text:p text:style-name="P54">El servidor DHCP toma una dirección IP del pool disponible para el segmento, así como también el otro segmento y parámetros globales. El servidor agrega estos valores a los campos apropiados del paquete DHCP. Usando la dirección de hardware del cliente, este envía esta trama de regreso hacia el cliente.</text:p>
      <text:p text:style-name="P54">El cliente DHCP envía broadcasts del paquete DHCPDISCOVER en la subred local. El servidor DHCP envía el paquete OFFER con la información con la información de arrendamiento. El cliente de DHCP selecciona el arrendamiento y envía en broadcasts el paquete DHCPREQUEST. El servidor DHCP seleccionado envía un paquete DHCP ACK.</text:p>
      <text:p text:style-name="P54">Puertos: </text:p>
      <text:p text:style-name="P55">67/UDP (servidor)</text:p>
      <text:p text:style-name="Text_20_body">68/UDP (cliente)</text:p>
      <text:p text:style-name="Text_20_body"/>
      <text:p text:style-name="P35"><text:span text:style-name="Emphasis"><text:span text:style-name="T52"/></text:span></text:p>
      <text:p text:style-name="P30"><text:span text:style-name="Emphasis"><text:span text:style-name="T47"/></text:span></text:p>
      <text:p text:style-name="P30"><text:span text:style-name="Emphasis"><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9:57:54.028473453</meta:creation-date>
    <dc:date>2018-05-08T13:34:50.870740822</dc:date>
    <meta:editing-duration>PT1H23M59S</meta:editing-duration>
    <meta:editing-cycles>10</meta:editing-cycles>
    <meta:generator>LibreOffice/5.1.6.2$Linux_X86_64 LibreOffice_project/10m0$Build-2</meta:generator>
    <meta:document-statistic meta:table-count="0" meta:image-count="0" meta:object-count="0" meta:page-count="9" meta:paragraph-count="156" meta:word-count="5063" meta:character-count="30483" meta:non-whitespace-character-count="25522"/>
  </office:meta>
</office:document-meta>
</file>